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Standard">
      <style:paragraph-properties fo:margin-top="0cm" fo:margin-bottom="0.212cm" loext:contextual-spacing="false"/>
      <style:text-properties style:font-name="Calibri" fo:font-size="11pt" officeooo:paragraph-rsid="001decbf" style:font-size-asian="11pt" style:font-size-complex="11pt"/>
    </style:style>
    <style:style style:name="P4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1c13d1"/>
    </style:style>
    <style:style style:name="P5" style:family="paragraph" style:parent-style-name="Standard" style:master-page-name="">
      <loext:graphic-properties draw:fill="none"/>
      <style:paragraph-properties fo:margin-top="0cm" fo:margin-bottom="0.3cm" loext:contextual-spacing="true" fo:orphans="2" fo:widows="2" style:page-number="auto" fo:background-color="transparent" style:writing-mode="lr-tb"/>
      <style:text-properties style:font-name="Consolas" officeooo:rsid="00102c57" officeooo:paragraph-rsid="001decbf"/>
    </style:style>
    <style:style style:name="P6" style:family="paragraph" style:parent-style-name="Standard" style:master-page-name="">
      <loext:graphic-properties draw:fill="none"/>
      <style:paragraph-properties fo:margin-left="0cm" fo:margin-right="0cm" fo:margin-top="0cm" fo:margin-bottom="0.3cm" loext:contextual-spacing="true" fo:orphans="2" fo:widows="2" fo:text-indent="0cm" style:auto-text-indent="false" style:page-number="auto" fo:background-color="transparent" style:writing-mode="lr-tb"/>
      <style:text-properties style:font-name="Consolas" officeooo:rsid="00102c57" officeooo:paragraph-rsid="001becc2"/>
    </style:style>
    <style:style style:name="P7" style:family="paragraph" style:parent-style-name="Standard" style:list-style-name="WWNum1" style:master-page-name="">
      <style:paragraph-properties fo:margin-top="0cm" fo:margin-bottom="0.212cm" loext:contextual-spacing="false" style:page-number="auto" fo:break-before="auto" fo:break-after="auto"/>
      <style:text-properties style:font-name="Calibri" officeooo:rsid="00102c57" officeooo:paragraph-rsid="001becc2"/>
    </style:style>
    <style:style style:name="P8" style:family="paragraph" style:parent-style-name="Standard" style:list-style-name="WWNum1" style:master-page-name="Standard">
      <style:paragraph-properties fo:margin-top="0cm" fo:margin-bottom="0.212cm" loext:contextual-spacing="false" style:page-number="auto"/>
      <style:text-properties style:font-name="Calibri" officeooo:rsid="00102c57" officeooo:paragraph-rsid="001becc2"/>
    </style:style>
    <style:style style:name="P9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1c13d1"/>
    </style:style>
    <style:style style:name="P10" style:family="paragraph" style:parent-style-name="Standard" style:list-style-name="WWNum1">
      <style:paragraph-properties fo:margin-top="0cm" fo:margin-bottom="0.212cm" loext:contextual-spacing="false"/>
      <style:text-properties style:font-name="Calibri" officeooo:rsid="00102c57" officeooo:paragraph-rsid="001decbf"/>
    </style:style>
    <style:style style:name="T1" style:family="text">
      <style:text-properties officeooo:rsid="00102c57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becc2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3ae82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185675" style:font-size-asian="11pt" style:font-weight-asian="bold" style:font-size-complex="11pt" style:font-weight-complex="bold"/>
    </style:style>
    <style:style style:name="T7" style:family="text">
      <style:text-properties fo:font-size="11pt" fo:font-weight="bold" officeooo:rsid="001becc2" style:font-size-asian="11pt" style:font-weight-asian="bold" style:font-size-complex="11pt" style:font-weight-complex="bold"/>
    </style:style>
    <style:style style:name="T8" style:family="text">
      <style:text-properties fo:font-size="11pt" fo:font-weight="bold" officeooo:rsid="001c13d1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decbf" style:font-size-asian="11pt" style:font-weight-asian="bold" style:font-size-complex="11pt" style:font-weight-complex="bold"/>
    </style:style>
    <style:style style:name="T10" style:family="text">
      <style:text-properties fo:font-size="11pt" fo:font-weight="bold" officeooo:rsid="001f3b4c" style:font-size-asian="11pt" style:font-weight-asian="bold" style:font-size-complex="11pt" style:font-weight-complex="bold"/>
    </style:style>
    <style:style style:name="T11" style:family="text">
      <style:text-properties fo:font-size="11pt" fo:font-weight="bold" officeooo:rsid="0020c540" style:font-size-asian="11pt" style:font-weight-asian="bold" style:font-size-complex="11pt" style:font-weight-complex="bold"/>
    </style:style>
    <style:style style:name="T12" style:family="text">
      <style:text-properties fo:font-size="11pt" fo:font-weight="bold" officeooo:rsid="002302c0" style:font-size-asian="11pt" style:font-weight-asian="bold" style:font-size-complex="11pt" style:font-weight-complex="bold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13ae82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1becc2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19682e" style:font-size-asian="11pt" style:font-weight-asian="normal" style:font-size-complex="11pt" style:font-weight-complex="normal"/>
    </style:style>
    <style:style style:name="T17" style:family="text">
      <style:text-properties fo:font-size="11pt" fo:font-weight="normal" officeooo:rsid="001c13d1" style:font-size-asian="11pt" style:font-weight-asian="normal" style:font-size-complex="11pt" style:font-weight-complex="normal"/>
    </style:style>
    <style:style style:name="T18" style:family="text">
      <style:text-properties fo:font-size="11pt" fo:font-weight="normal" officeooo:rsid="00154e0a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1f3b4c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2302c0" style:font-size-asian="11pt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18627633" text:style-name="WWNum1">
        <text:list-item>
          <text:p text:style-name="P8"><text:span text:style-name="T2">Con ayuda del </text:span><text:span text:style-name="T4">IDE NetBeans</text:span><text:span text:style-name="T2"> realizar un proyecto de tipo </text:span><text:span text:style-name="T4">Aplicación Java</text:span><text:span text:style-name="T2"> llamado </text:span><text:span text:style-name="T4">HolaMu</text:span><text:span text:style-name="T11">n</text:span><text:span text:style-name="T4">do</text:span><text:span text:style-name="T7">Constante</text:span><text:span text:style-name="T2"> que </text:span><text:span text:style-name="T3">defina una constante de </text:span><text:span text:style-name="T7">tipo texto</text:span><text:span text:style-name="T3"> llamada </text:span><text:span text:style-name="T7">SALUDO_</text:span><text:span text:style-name="T9">CONSTANTE</text:span><text:span text:style-name="T3">, le asigne </text:span><text:span text:style-name="T2">el texto </text:span><text:span text:style-name="T4">"¡Hola mundo!"</text:span><text:span text:style-name="T2"> </text:span><text:span text:style-name="T3">y finalmente la </text:span><text:span text:style-name="T2">muestre por pantalla.</text:span></text:p>
        </text:list-item>
        <text:list-item>
          <text:p text:style-name="P7"><text:span text:style-name="T2">Con ayuda del </text:span><text:span text:style-name="T4">IDE NetBeans</text:span><text:span text:style-name="T2"> realizar un proyecto de tipo </text:span><text:span text:style-name="T4">Aplicación Java</text:span><text:span text:style-name="T2"> llamado </text:span><text:span text:style-name="T5">LlegadaLuna</text:span><text:span text:style-name="T7">Constante</text:span><text:span text:style-name="T14"> </text:span><text:span text:style-name="T13">que </text:span><text:span text:style-name="T15">defina una constante de </text:span><text:span text:style-name="T7">tipo entero</text:span><text:span text:style-name="T15"> llamada </text:span><text:span text:style-name="T9">ANY_</text:span><text:span text:style-name="T7">LLEGADA_LUNA</text:span><text:span text:style-name="T15">, le asigne</text:span><text:span text:style-name="T13"> el </text:span><text:span text:style-name="T14">año en el que el hombre llegó a la Luna por primera vez</text:span><text:span text:style-name="T13">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6"><text:span text:style-name="T15"><text:tab/>El hombre llegó a la luna en </text:span><text:span text:style-name="T17">&lt;año&gt;</text:span><text:span text:style-name="T16">.</text:span></text:p>
      <text:list xml:id="list122348934545827" text:continue-numbering="true" text:style-name="WWNum1">
        <text:list-item>
          <text:p text:style-name="P9"><text:span text:style-name="T2">Con ayuda del </text:span><text:span text:style-name="T4">IDE NetBeans</text:span><text:span text:style-name="T2"> realizar un proyecto de tipo </text:span><text:span text:style-name="T4">Aplicación Java</text:span><text:span text:style-name="T2"> llamado </text:span><text:span text:style-name="T5">CambioEuroDolar</text:span><text:span text:style-name="T9">Constante</text:span><text:span text:style-name="T5"> </text:span><text:span text:style-name="T2">que </text:span><text:span text:style-name="T15">defina una constante de </text:span><text:span text:style-name="T7">tipo </text:span><text:span text:style-name="T8">real</text:span><text:span text:style-name="T17"> </text:span><text:span text:style-name="T15">llamada </text:span><text:span text:style-name="T8">CAMBIO_EURO_DOLAR</text:span><text:span text:style-name="T15">, le asigne</text:span><text:span text:style-name="T13"> </text:span><text:span text:style-name="T18">la cantidad de dólares que se obtienen al cambiar un Euro, según el cambio a día de hoy,</text:span><text:span text:style-name="T13">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4"><text:span text:style-name="T15"><text:tab/></text:span><text:span text:style-name="T17">El cambio de hoy es 1€ por &lt;cambio&gt;$.</text:span></text:p>
      <text:list xml:id="list122350438592329" text:continue-numbering="true" text:style-name="WWNum1">
        <text:list-item>
          <text:p text:style-name="P9"><text:span text:style-name="T2">Con ayuda del </text:span><text:span text:style-name="T4">IDE NetBeans</text:span><text:span text:style-name="T2"> realizar un proyecto de tipo </text:span><text:span text:style-name="T4">Aplicación Java</text:span><text:span text:style-name="T2"> llamado </text:span><text:span text:style-name="T9">HorarioInviernoConstante</text:span><text:span text:style-name="T5"> </text:span><text:span text:style-name="T2">que </text:span><text:span text:style-name="T15">defina una constante de </text:span><text:span text:style-name="T7">tipo </text:span><text:span text:style-name="T8">lógico</text:span><text:span text:style-name="T17"> </text:span><text:span text:style-name="T15">llamada </text:span><text:span text:style-name="T8">HORARIO_INVIERNO</text:span><text:span text:style-name="T15">, le asigne</text:span><text:span text:style-name="T13"> </text:span><text:span text:style-name="T17">el valor lógico que identifique si se está, o no, en horario de invierno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4"><text:span text:style-name="T15"><text:tab/></text:span><text:span text:style-name="T17">Horario de invierno ...: &lt;estado&gt;.</text:span></text:p>
      <text:list xml:id="list122350857829479" text:continue-numbering="true" text:style-name="WWNum1">
        <text:list-item>
          <text:p text:style-name="P10"><text:span text:style-name="T2">Con ayuda del </text:span><text:span text:style-name="T4">IDE NetBeans</text:span><text:span text:style-name="T2"> realizar un proyecto de tipo </text:span><text:span text:style-name="T4">Aplicación Java</text:span><text:span text:style-name="T2"> llamado </text:span><text:span text:style-name="T6">Letra</text:span><text:span text:style-name="T12">DNI</text:span><text:span text:style-name="T9">Constante</text:span><text:span text:style-name="T14"> </text:span><text:span text:style-name="T13">que </text:span><text:span text:style-name="T15">defina una constante de </text:span><text:span text:style-name="T7">tipo </text:span><text:span text:style-name="T10">carácter</text:span><text:span text:style-name="T17"> </text:span><text:span text:style-name="T15">llamada </text:span><text:span text:style-name="T10">LETRA_</text:span><text:span text:style-name="T12">DNI</text:span><text:span text:style-name="T15">, le asigne</text:span><text:span text:style-name="T13"> </text:span><text:span text:style-name="T19">la letra correspondiente a un NIF arbitrario </text:span><text:span text:style-name="T15">y finalmente la </text:span><text:span text:style-name="T13">muestre por pantalla </text:span><text:span text:style-name="T15">en el formato:</text:span></text:p>
        </text:list-item>
      </text:list>
      <text:p text:style-name="P5"><text:span text:style-name="T15"><text:tab/></text:span><text:span text:style-name="T19">Letra </text:span><text:span text:style-name="T20">DNI</text:span><text:span text:style-name="T17"> ...: &lt;</text:span><text:span text:style-name="T19">letra</text:span><text:span text:style-name="T17">&gt;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/>
      <style:text-properties style:font-name="Cambria" fo:font-size="12pt" officeooo:paragraph-rsid="00102c57" style:font-size-asian="12pt" style:font-size-complex="12pt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102c57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3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 0485 – PRG<text:tab/><text:tab/><text:span text:style-name="MT1">Variables y Constantes</text:span></text:p>
      </style:header>
      <style:footer>
        <text:p text:style-name="MP2">Pá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P 0485 - Salida Consola - Ejercicios</dc:title>
    <meta:initial-creator>Profesor</meta:initial-creator>
    <meta:editing-cycles>23</meta:editing-cycles>
    <meta:print-date>2011-11-17T09:27:00</meta:print-date>
    <meta:creation-date>2011-11-10T22:43:00</meta:creation-date>
    <dc:date>2017-10-02T12:23:48.460000000</dc:date>
    <meta:editing-duration>PT2H39M54S</meta:editing-duration>
    <meta:generator>LibreOffice/5.4.1.2$Windows_X86_64 LibreOffice_project/ea7cb86e6eeb2bf3a5af73a8f7777ac570321527</meta:generator>
    <meta:document-statistic meta:table-count="0" meta:image-count="0" meta:object-count="0" meta:page-count="1" meta:paragraph-count="11" meta:word-count="264" meta:character-count="1605" meta:non-whitespace-character-count="13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